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69a2e" draw:textarea-horizontal-align="justify" draw:textarea-vertical-align="middle" draw:auto-grow-height="false" fo:min-height="1.384cm" fo:min-width="3.945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06cm" fo:min-width="1.522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906cm" fo:min-width="1.971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48cm" fo:min-width="2.644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0.457cm" fo:min-width="2.643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1.337cm" fo:min-width="2.993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906cm" fo:min-width="3.766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0.457cm" fo:min-width="3.092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7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7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76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0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7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88cm" loext:decorative="false"/>
      <style:paragraph-properties style:writing-mode="lr-tb"/>
    </style:style>
    <style:style style:name="gr26" style:family="graphic" style:parent-style-name="standard">
      <style:graphic-properties draw:fill-color="#ff4000" draw:textarea-horizontal-align="justify" draw:textarea-vertical-align="middle" draw:auto-grow-height="false" fo:min-height="1.067cm" fo:min-width="2.993cm" style:writing-mode="lr-tb" loext:decorative="false"/>
      <style:paragraph-properties style:writing-mode="lr-tb"/>
    </style:style>
    <style:style style:name="gr27" style:family="graphic" style:parent-style-name="standard">
      <style:graphic-properties draw:fill-color="#ff4000" draw:textarea-horizontal-align="justify" draw:textarea-vertical-align="middle" draw:auto-grow-height="false" fo:min-height="1.066cm" fo:min-width="4.263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ff4000" draw:textarea-horizontal-align="justify" draw:textarea-vertical-align="middle" draw:auto-grow-height="false" fo:min-height="1.02cm" fo:min-width="4.53cm" style:writing-mode="lr-tb" loext:decorative="false"/>
      <style:paragraph-properties style:writing-mode="lr-tb"/>
    </style:style>
    <style:style style:name="gr2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5" draw:marker-end-width="0.3cm" draw:fill="none" draw:fill-color="#ff860d" draw:textarea-vertical-align="middle" loext:decorative="false"/>
    </style:style>
    <style:style style:name="gr32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4000" draw:textarea-horizontal-align="left" draw:auto-grow-height="true" draw:auto-grow-width="true" fo:min-height="0.712cm" fo:min-width="4.34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69a2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4000"/>
      <style:paragraph-properties fo:text-align="center" style:writing-mode="lr-tb"/>
    </style:style>
    <style:style style:name="P7" style:family="paragraph">
      <loext:graphic-properties draw:fill="none" draw:fill-color="#ff860d"/>
      <style:paragraph-properties fo:text-align="center"/>
    </style:style>
    <style:style style:name="P8" style:family="paragraph">
      <loext:graphic-properties draw:fill="none" draw:fill-color="#ff40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1.634cm" svg:x="7.667cm" svg:y="11.16cm">
          <text:p text:style-name="P1">Yetkazib berish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858cm" svg:height="1.634cm" svg:x="1.317cm" svg:y="5.716cm">
          <text:p text:style-name="P1">Mijo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493cm" svg:height="1.634cm" svg:x="15.604cm" svg:y="5.398cm">
          <text:p text:style-name="P1">Kur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444cm" svg:height="1.27cm" svg:x="0.365cm" svg:y="11.477cm">
          <text:p text:style-name="P1">Restar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7.985cm" svg:y1="11.16cm" svg:x2="4.175cm" svg:y2="7.032cm">
          <text:p/>
        </draw:line>
        <draw:line draw:style-name="gr6" draw:text-style-name="P4" draw:layer="layout" svg:x1="4.175cm" svg:y1="6.715cm" svg:x2="8.302cm" svg:y2="11.16cm">
          <text:p/>
        </draw:line>
        <draw:line draw:style-name="gr7" draw:text-style-name="P4" draw:layer="layout" svg:x1="12.112cm" svg:y1="11.795cm" svg:x2="16.557cm" svg:y2="7.032cm">
          <text:p/>
        </draw:line>
        <draw:line draw:style-name="gr8" draw:text-style-name="P4" draw:layer="layout" svg:x1="16.875cm" svg:y1="7.032cm" svg:x2="12.112cm" svg:y2="12.112cm">
          <text:p/>
        </draw:line>
        <draw:line draw:style-name="gr9" draw:text-style-name="P4" draw:layer="layout" svg:x1="4.81cm" svg:y1="12.112cm" svg:x2="7.667cm" svg:y2="12.112cm">
          <text:p/>
        </draw:line>
        <draw:custom-shape draw:style-name="gr10" draw:text-style-name="P3" draw:layer="layout" svg:width="4.445cm" svg:height="0.999cm" svg:x="0.682cm" svg:y="18.462cm">
          <text:p text:style-name="P1">op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3.54cm" svg:y1="18.462cm" svg:x2="7.667cm" svg:y2="12.747cm">
          <text:p/>
        </draw:line>
        <draw:custom-shape draw:style-name="gr12" draw:text-style-name="P3" draw:layer="layout" svg:width="3.493cm" svg:height="1.587cm" svg:x="8.302cm" svg:y="18.78cm">
          <text:p text:style-name="P1">Mobil ilova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9.89cm" svg:y1="12.747cm" svg:x2="9.89cm" svg:y2="18.78cm">
          <text:p/>
        </draw:line>
        <draw:custom-shape draw:style-name="gr14" draw:text-style-name="P3" draw:layer="layout" svg:width="6.032cm" svg:height="1.634cm" svg:x="14.335cm" svg:y="17.827cm">
          <text:p text:style-name="P1">Administ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5.287cm" svg:y1="17.827cm" svg:x2="12.112cm" svg:y2="12.747cm">
          <text:p/>
        </draw:line>
        <draw:custom-shape draw:style-name="gr16" draw:text-style-name="P3" draw:layer="layout" svg:width="5.08cm" svg:height="0.999cm" svg:x="14.92cm" svg:y="11.795cm">
          <text:p text:style-name="P1">Dispec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14.97cm" svg:y1="12.43cm" svg:x2="12.112cm" svg:y2="12.43cm">
          <text:p/>
        </draw:line>
        <draw:frame draw:style-name="gr18" draw:text-style-name="P5" draw:layer="layout" svg:width="3.711cm" svg:height="1.673cm" svg:x="3.222cm" svg:y="15.605cm">
          <draw:text-box>
            <text:p>Buyurtmani<text:line-break/>kiritish</text:p>
          </draw:text-box>
        </draw:frame>
        <draw:frame draw:style-name="gr19" draw:text-style-name="P5" draw:layer="layout" svg:width="5.087cm" svg:height="0.962cm" svg:x="1.31cm" svg:y="10.525cm">
          <draw:text-box>
            <text:p>Buyurtma tasdiq</text:p>
          </draw:text-box>
        </draw:frame>
        <draw:frame draw:style-name="gr20" draw:text-style-name="P5" draw:layer="layout" svg:width="4.947cm" svg:height="0.962cm" svg:x="7.667cm" svg:y="15.605cm">
          <draw:text-box>
            <text:p>Mobile interfeys</text:p>
          </draw:text-box>
        </draw:frame>
        <draw:frame draw:style-name="gr21" draw:text-style-name="P5" draw:layer="layout" svg:width="7.876cm" svg:height="0.962cm" svg:x="12.491cm" svg:y="16.557cm">
          <draw:text-box>
            <text:p>Foydalanuvchi boshqaruvi</text:p>
          </draw:text-box>
        </draw:frame>
        <draw:frame draw:style-name="gr22" draw:text-style-name="P5" draw:layer="layout" svg:width="6.501cm" svg:height="0.962cm" svg:x="13.231cm" svg:y="10.833cm">
          <draw:text-box>
            <text:p>Buyurtma boshqaruvi</text:p>
          </draw:text-box>
        </draw:frame>
        <draw:frame draw:style-name="gr23" draw:text-style-name="P5" draw:layer="layout" svg:width="4.841cm" svg:height="0.962cm" svg:x="12.747cm" svg:y="7.34cm">
          <draw:text-box>
            <text:p>Holat yangilash</text:p>
          </draw:text-box>
        </draw:frame>
        <draw:frame draw:style-name="gr24" draw:text-style-name="P5" draw:layer="layout" svg:width="6.077cm" svg:height="0.962cm" svg:x="12.068cm" svg:y="9.245cm">
          <draw:text-box>
            <text:p>Buyurtma tafsilotlari</text:p>
          </draw:text-box>
        </draw:frame>
        <draw:frame draw:style-name="gr19" draw:text-style-name="P5" draw:layer="layout" svg:width="5.087cm" svg:height="0.962cm" svg:x="4.81cm" svg:y="7.658cm">
          <draw:text-box>
            <text:p>Buyurtma surovi</text:p>
          </draw:text-box>
        </draw:frame>
        <draw:frame draw:style-name="gr25" draw:text-style-name="P5" draw:layer="layout" svg:width="4.888cm" svg:height="0.962cm" svg:x="3.732cm" svg:y="9.563cm">
          <draw:text-box>
            <text:p>Yetkazish holati</text:p>
          </draw:text-box>
        </draw:frame>
        <draw:custom-shape draw:style-name="gr26" draw:text-style-name="P6" draw:layer="layout" svg:width="3.493cm" svg:height="1.317cm" svg:x="1.317cm" svg:y="2.587cm">
          <text:p text:style-name="P1">To’lov tizimi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4.763cm" svg:height="1.316cm" svg:x="8.302cm" svg:y="2.27cm">
          <text:p text:style-name="P1">Buxgalteriya tizimi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.03cm" svg:height="1.27cm" svg:x="14.97cm" svg:y="2.27cm">
          <text:p text:style-name="P1">Sms/Messaging xizmati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10.525cm" svg:y1="11.16cm" svg:x2="15.605cm" svg:y2="3.54cm">
          <text:p/>
        </draw:line>
        <draw:line draw:style-name="gr30" draw:text-style-name="P4" draw:layer="layout" svg:x1="9.89cm" svg:y1="11.16cm" svg:x2="9.89cm" svg:y2="3.54cm">
          <text:p/>
        </draw:line>
        <draw:line draw:style-name="gr31" draw:text-style-name="P7" draw:layer="layout" svg:x1="7.667cm" svg:y1="11.16cm" svg:x2="4.81cm" svg:y2="3.54cm">
          <text:p/>
        </draw:line>
        <draw:line draw:style-name="gr32" draw:text-style-name="P4" draw:layer="layout" svg:x1="4.492cm" svg:y1="3.971cm" svg:x2="7.667cm" svg:y2="11.795cm">
          <text:p/>
        </draw:line>
        <draw:frame draw:style-name="gr33" draw:text-style-name="P8" draw:layer="layout" svg:width="4.841cm" svg:height="0.962cm" svg:x="4.492cm" svg:y="5.762cm">
          <draw:text-box>
            <text:p>To’lov so’rovlari</text:p>
          </draw:text-box>
        </draw:frame>
        <draw:frame draw:style-name="gr34" draw:text-style-name="P5" draw:layer="layout" svg:width="6.985cm" svg:height="1.673cm" svg:x="7.667cm" svg:y="4.175cm">
          <draw:text-box>
            <text:p>To’lov ma’lumotlari moliyaviy hisobotlar</text:p>
          </draw:text-box>
        </draw:frame>
        <draw:frame draw:style-name="gr34" draw:text-style-name="P5" draw:layer="layout" svg:width="5.08cm" svg:height="1.673cm" svg:x="16.24cm" svg:y="3.857cm">
          <draw:text-box>
            <text:p>Sms Telegram bildirishnomala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15:37:15.677459282</meta:creation-date>
    <meta:editing-duration>PT15M17S</meta:editing-duration>
    <meta:editing-cycles>5</meta:editing-cycles>
    <meta:generator>LibreOffice/24.2.7.2$Linux_X86_64 LibreOffice_project/420$Build-2</meta:generator>
    <dc:date>2025-09-26T22:24:09.416176473</dc:date>
    <meta:document-statistic meta:object-count="36"/>
  </office:meta>
</office:document-meta>
</file>